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  <style:style style:name="P80" style:family="paragraph" style:parent-style-name="Text_20_body" style:list-style-name="L29">
      <style:paragraph-properties fo:margin-top="0in" fo:margin-bottom="0in"/>
    </style:style>
    <style:style style:name="P81" style:family="paragraph" style:parent-style-name="Text_20_body" style:list-style-name="L30">
      <style:paragraph-properties fo:margin-top="0in" fo:margin-bottom="0in"/>
    </style:style>
    <style:style style:name="P82" style:family="paragraph" style:parent-style-name="Text_20_body" style:list-style-name="L31">
      <style:paragraph-properties fo:margin-top="0in" fo:margin-bottom="0in"/>
    </style:style>
    <style:style style:name="P83" style:family="paragraph" style:parent-style-name="Text_20_body" style:list-style-name="L32">
      <style:paragraph-properties fo:margin-top="0in" fo:margin-bottom="0in"/>
    </style:style>
    <style:style style:name="P84" style:family="paragraph" style:parent-style-name="Text_20_body" style:list-style-name="L33">
      <style:paragraph-properties fo:margin-top="0in" fo:margin-bottom="0in"/>
    </style:style>
    <style:style style:name="P85" style:family="paragraph" style:parent-style-name="Text_20_body" style:list-style-name="L34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 style:list-style-name="L36">
      <style:paragraph-properties fo:margin-top="0in" fo:margin-bottom="0in"/>
    </style:style>
    <style:style style:name="P88" style:family="paragraph" style:parent-style-name="Text_20_body" style:list-style-name="L37">
      <style:paragraph-properties fo:margin-top="0in" fo:margin-bottom="0in"/>
    </style:style>
    <style:style style:name="P89" style:family="paragraph" style:parent-style-name="Text_20_body" style:list-style-name="L38">
      <style:paragraph-properties fo:margin-top="0in" fo:margin-bottom="0in"/>
    </style:style>
    <style:style style:name="P90" style:family="paragraph" style:parent-style-name="Text_20_body" style:list-style-name="L39">
      <style:paragraph-properties fo:margin-top="0in" fo:margin-bottom="0in"/>
    </style:style>
    <style:style style:name="P91" style:family="paragraph" style:parent-style-name="Text_20_body" style:list-style-name="L40">
      <style:paragraph-properties fo:margin-top="0in" fo:margin-bottom="0in"/>
    </style:style>
    <style:style style:name="P92" style:family="paragraph" style:parent-style-name="Text_20_body" style:list-style-name="L41">
      <style:paragraph-properties fo:margin-top="0in" fo:margin-bottom="0in"/>
    </style:style>
    <style:style style:name="P93" style:family="paragraph" style:parent-style-name="Text_20_body" style:list-style-name="L42">
      <style:paragraph-properties fo:margin-top="0in" fo:margin-bottom="0in"/>
    </style:style>
    <style:style style:name="P94" style:family="paragraph" style:parent-style-name="Text_20_body" style:list-style-name="L43">
    </style:style>
    <style:style style:name="P95" style:family="paragraph" style:parent-style-name="Text_20_body" style:list-style-name="L44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0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80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80">Uma dica para o design é fazer o diagrama RE (relaciomento de entidade), no qual exibe as tabelas e como elas estão relacionadas.<text:line-break/></text:p>
        </text:list-item>
        <text:list-item>
          <text:p text:style-name="P80">Principais perguntas que devem ser feitas para planejar um banco de dados:<text:line-break/></text:p>
          <text:list text:style-name="L30">
            <text:list-item>
              <text:p text:style-name="P81">Perguntas relativas ao design:<text:line-break/></text:p>
            </text:list-item>
          </text:list>
          <text:list text:style-name="L31">
            <text:list-item>
              <text:p text:style-name="P82">Quais são os requisitos no negocio?<text:line-break/></text:p>
            </text:list-item>
            <text:list-item>
              <text:p text:style-name="P82">Que tabelas são necessarias para atender a esses requisitos?<text:line-break/></text:p>
            </text:list-item>
            <text:list-item>
              <text:p text:style-name="P82">Que colunas cada tabela conterá?<text:line-break/></text:p>
            </text:list-item>
            <text:list-item>
              <text:p text:style-name="P82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82">Quais serão seus relacionamentos pai/filho?<text:line-break/></text:p>
            </text:list-item>
          </text:list>
          <text:list text:style-name="L32">
            <text:list-item>
              <text:p text:style-name="P83">Perguntas relacionadas aos dados:<text:line-break/></text:p>
            </text:list-item>
          </text:list>
          <text:list text:style-name="L33">
            <text:list-item>
              <text:p text:style-name="P84">Quantos dados serão fornecidos nessas tabelas?<text:line-break/></text:p>
            </text:list-item>
            <text:list-item>
              <text:p text:style-name="P84">Quem ou o que fornecerá os dados para as tabelas?<text:line-break/></text:p>
            </text:list-item>
            <text:list-item>
              <text:p text:style-name="P84">De onde virão os dados?<text:line-break/></text:p>
            </text:list-item>
            <text:list-item>
              <text:p text:style-name="P84">Precisamos de processos que preencham automaticamente as tabelas?<text:line-break/></text:p>
            </text:list-item>
          </text:list>
          <text:list text:style-name="L34">
            <text:list-item>
              <text:p text:style-name="P85">Perguntas relacionadas a segurança:<text:line-break/></text:p>
            </text:list-item>
          </text:list>
          <text:list text:style-name="L35">
            <text:list-item>
              <text:p text:style-name="P86">Quem deve ter acesso a esse banco de dados?<text:line-break/></text:p>
            </text:list-item>
            <text:list-item>
              <text:p text:style-name="P86">Quem deve ter acesso a que tabelas? Acesso somente de leitura? Acesso de gravação?<text:line-break/></text:p>
            </text:list-item>
            <text:list-item>
              <text:p text:style-name="P86">Esse banco de dados é critico para as operações empresariais?<text:line-break/></text:p>
            </text:list-item>
            <text:list-item>
              <text:p text:style-name="P86">Que planos de <text:span text:style-name="T2">backup</text:span> temos para o caso de desastre/falha?<text:line-break/></text:p>
            </text:list-item>
            <text:list-item>
              <text:p text:style-name="P86">As alterações feitas nas tabelas devem ser registradas?<text:line-break/></text:p>
            </text:list-item>
            <text:list-item>
              <text:p text:style-name="P86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80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87">Chave Primaria:</text:p>
        </text:list-item>
      </text:list>
      <text:list text:style-name="L37">
        <text:list-item>
          <text:p text:style-name="P88">A chave primaria em uma tabela é um campo especial (ou uma combinação de campos) que fornecem uma identidade exclusiva para cada registro.<text:line-break/></text:p>
        </text:list-item>
        <text:list-item>
          <text:p text:style-name="P88">Chave primaria serve para definir relacionamento e costuma formar base de associação.<text:line-break/></text:p>
        </text:list-item>
        <text:list-item>
          <text:p text:style-name="P88">Chave primaria aumenta a eficienca nas consultas do software de banco de dados.<text:line-break/></text:p>
        </text:list-item>
        <text:list-item>
          <text:p text:style-name="P88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89">Chave Externa:</text:p>
        </text:list-item>
      </text:list>
      <text:list text:style-name="L39">
        <text:list-item>
          <text:p text:style-name="P90">Chave externa não é o mesmo que chave primaria, a chave primaria existe na tabela-pai, a chave externa existe na tabela-filha.<text:line-break/></text:p>
        </text:list-item>
        <text:list-item>
          <text:p text:style-name="P90">A chave externa de uma tabela-filha aponta para a chave primaria de uma tabela-pai.<text:line-break/></text:p>
        </text:list-item>
        <text:list-item>
          <text:p text:style-name="P90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91">Chave Primaria vs Chave Externa:</text:p>
        </text:list-item>
      </text:list>
      <text:list text:style-name="L41">
        <text:list-item>
          <text:p text:style-name="P92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93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94">Ao criar tabelas é preciso criar as colunas e definir o tipo, as restrições e regras elas devem seguir.<text:line-break/></text:p>
        </text:list-item>
        <text:list-item>
          <text:p text:style-name="P94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94">tipos:</text:p>
        </text:list-item>
        <text:list-item>
          <text:p text:style-name="P94">regras:</text:p>
        </text:list-item>
        <text:list-item>
          <text:p text:style-name="P94">restrições:</text:p>
          <text:list text:style-name="L44">
            <text:list-item>
              <text:p text:style-name="P95">AUTOINCREMENT Adiciona valores automaticamente no registro.</text:p>
            </text:list-item>
          </text:list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Estudando instrução Design de banco de dados - Criação de tabelas.<text:line-break/></text:p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0T13:48:17Z</meta:creation-date>
    <dc:date>2022-03-10T13:48:17Z</dc:date>
    <meta:user-defined meta:name="date" meta:value-type="string">2022-03-10</meta:user-defined>
    <meta:user-defined meta:name="output" meta:value-type="string"/>
  </office:meta>
</office:document-meta>
</file>